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359C171F.png"/>
  <manifest:file-entry manifest:media-type="image/png" manifest:full-path="Pictures/100002010000078000000431126FCC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-0.053cm" svg:y="0.699cm" svg:width="16.999cm" svg:height="9.502cm" draw:z-index="0"><draw:image xlink:href="Pictures/100002010000078000000431126FCC00.png" xlink:type="simple" xlink:show="embed" xlink:actuate="onLoad"/></draw:frame>AWS S3</text:p>
      <text:p text:style-name="P1"/>
      <text:p text:style-name="P1"/>
      <text:p text:style-name="P1"><draw:frame draw:style-name="fr1" draw:name="gráficos2" text:anchor-type="paragraph" svg:x="-0.026cm" svg:y="0.891cm" svg:width="16.999cm" svg:height="9.56cm" draw:z-index="1"><draw:image xlink:href="Pictures/100002010000078000000438359C171F.png" xlink:type="simple" xlink:show="embed" xlink:actuate="onLoad"/></draw:frame>AWS EC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7S</meta:editing-duration>
    <meta:editing-cycles>4</meta:editing-cycles>
    <meta:generator>OpenOffice/4.1.14$Win32 OpenOffice.org_project/4114m1$Build-9811</meta:generator>
    <dc:date>2023-10-20T23:56:17.53</dc:date>
    <dc:creator>jhonathan chaves</dc:creator>
    <meta:document-statistic meta:table-count="0" meta:image-count="2" meta:object-count="0" meta:page-count="1" meta:paragraph-count="2" meta:word-count="4" meta:character-count="13"/>
    <meta:user-defined meta:name="Info 1"/>
    <meta:user-defined meta:name="Info 2"/>
    <meta:user-defined meta:name="Info 3"/>
    <meta:user-defined meta:name="Info 4"/>
  </office:meta>
</office:document-meta>
</file>